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automatic-styles/>
  <office:body>
    <office:spreadsheet>
      <table:table table:name="Sheet 1">
        <table:table-row>
          <table:table-cell office:value-type="string">
            <text:p>Faltantes</text:p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USUARIO</text:p>
          </table:table-cell>
          <table:table-cell office:value-type="string">
            <text:p>RUT</text:p>
          </table:table-cell>
          <table:table-cell office:value-type="string">
            <text:p>PRODUCTO</text:p>
          </table:table-cell>
          <table:table-cell office:value-type="string">
            <text:p>ESTADO</text:p>
          </table:table-cell>
        </table:table-row>
        <table:table-row>
          <table:table-cell office:date-value="2017-05-27" office:value-type="date">
            <text:p>2017-05-27</text:p>
          </table:table-cell>
          <table:table-cell office:value-type="string">
            <text:p>ACARAA</text:p>
          </table:table-cell>
          <table:table-cell office:value-type="string">
            <text:p>8187851-K</text:p>
          </table:table-cell>
          <table:table-cell office:value-type="string">
            <text:p>MEGA 120</text:p>
          </table:table-cell>
          <table:table-cell office:value-type="string">
            <text:p>instalacion</text:p>
          </table:table-cell>
        </table:table-row>
        <table:table-row>
          <table:table-cell office:date-value="2017-05-27" office:value-type="date">
            <text:p>2017-05-27</text:p>
          </table:table-cell>
          <table:table-cell office:value-type="string">
            <text:p>ACARAA</text:p>
          </table:table-cell>
          <table:table-cell office:value-type="string">
            <text:p>15007653-6</text:p>
          </table:table-cell>
          <table:table-cell office:value-type="string">
            <text:p>MEGA30</text:p>
          </table:table-cell>
          <table:table-cell office:value-type="string">
            <text:p>activo</text:p>
          </table:table-cell>
        </table:table-row>
        <table:table-row>
          <table:table-cell office:date-value="2017-06-17" office:value-type="date">
            <text:p>2017-06-17</text:p>
          </table:table-cell>
          <table:table-cell office:value-type="string">
            <text:p>ACARAA</text:p>
          </table:table-cell>
          <table:table-cell office:value-type="string">
            <text:p>23548591-5</text:p>
          </table:table-cell>
          <table:table-cell office:value-type="string">
            <text:p>MEGA 30</text:p>
          </table:table-cell>
          <table:table-cell office:date-value="2017-06-19" office:value-type="date">
            <text:p>2017-06-19</text:p>
          </table:table-cell>
        </table:table-row>
        <table:table-row>
          <table:table-cell office:date-value="2017-06-17" office:value-type="date">
            <text:p>2017-06-17</text:p>
          </table:table-cell>
          <table:table-cell office:value-type="string">
            <text:p>ACARAA</text:p>
          </table:table-cell>
          <table:table-cell office:value-type="string">
            <text:p>23548591-5</text:p>
          </table:table-cell>
          <table:table-cell office:value-type="string">
            <text:p>TV HD</text:p>
          </table:table-cell>
          <table:table-cell office:date-value="2017-06-19" office:value-type="date">
            <text:p>2017-06-19</text:p>
          </table:table-cell>
        </table:table-row>
        <table:table-row>
          <table:table-cell office:date-value="2017-06-17" office:value-type="date">
            <text:p>2017-06-17</text:p>
          </table:table-cell>
          <table:table-cell office:value-type="string">
            <text:p>ACARAA</text:p>
          </table:table-cell>
          <table:table-cell office:value-type="string">
            <text:p>23548591-5</text:p>
          </table:table-cell>
          <table:table-cell office:value-type="string">
            <text:p>PTI</text:p>
          </table:table-cell>
          <table:table-cell office:date-value="2017-06-19" office:value-type="date">
            <text:p>2017-06-19</text:p>
          </table:table-cell>
        </table:table-row>
        <table:table-row>
          <table:table-cell office:date-value="2017-06-17" office:value-type="date">
            <text:p>2017-06-17</text:p>
          </table:table-cell>
          <table:table-cell office:value-type="string">
            <text:p>ACARAA</text:p>
          </table:table-cell>
          <table:table-cell office:value-type="string">
            <text:p>18750177-6</text:p>
          </table:table-cell>
          <table:table-cell office:value-type="string">
            <text:p>TV HD</text:p>
          </table:table-cell>
          <table:table-cell office:value-type="string">
            <text:p>activo</text:p>
          </table:table-cell>
        </table:table-row>
        <table:table-row>
          <table:table-cell office:date-value="2017-06-17" office:value-type="date">
            <text:p>2017-06-17</text:p>
          </table:table-cell>
          <table:table-cell office:value-type="string">
            <text:p>ACARAA</text:p>
          </table:table-cell>
          <table:table-cell office:value-type="string">
            <text:p>18750177-6</text:p>
          </table:table-cell>
          <table:table-cell office:value-type="string">
            <text:p>MEGA 120</text:p>
          </table:table-cell>
          <table:table-cell office:value-type="string">
            <text:p>activo</text:p>
          </table:table-cell>
        </table:table-row>
        <table:table-row/>
        <table:table-row>
          <table:table-cell office:value-type="string">
            <text:p>Diferentes</text:p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USUARIO</text:p>
          </table:table-cell>
          <table:table-cell office:value-type="string">
            <text:p>RUT</text:p>
          </table:table-cell>
          <table:table-cell office:value-type="string">
            <text:p>PRODUCTO</text:p>
          </table:table-cell>
          <table:table-cell office:value-type="string">
            <text:p>ESTADO</text:p>
          </table:table-cell>
        </table:table-row>
        <table:table-row>
          <table:table-cell office:date-value="2017-05-21" office:value-type="date">
            <text:p>2017-05-21</text:p>
          </table:table-cell>
          <table:table-cell office:value-type="string">
            <text:p>ACARAA</text:p>
          </table:table-cell>
          <table:table-cell office:value-type="string">
            <text:p>12620717-4</text:p>
          </table:table-cell>
          <table:table-cell office:value-type="string">
            <text:p>TV FULL HD</text:p>
          </table:table-cell>
          <table:table-cell office:value-type="string">
            <text:p>CAMBIO DE CODIGO</text:p>
          </table:table-cell>
        </table:table-row>
        <table:table-row>
          <table:table-cell office:date-value="2017-05-27" office:value-type="date">
            <text:p>2017-05-27</text:p>
          </table:table-cell>
          <table:table-cell office:value-type="string">
            <text:p>ACARAA</text:p>
          </table:table-cell>
          <table:table-cell office:value-type="string">
            <text:p>16403919-6</text:p>
          </table:table-cell>
          <table:table-cell office:value-type="string">
            <text:p>TV HD</text:p>
          </table:table-cell>
          <table:table-cell office:value-type="string">
            <text:p>activo</text:p>
          </table:table-cell>
        </table:table-row>
        <table:table-row>
          <table:table-cell office:date-value="2017-05-27" office:value-type="date">
            <text:p>2017-05-27</text:p>
          </table:table-cell>
          <table:table-cell office:value-type="string">
            <text:p>ACARAA</text:p>
          </table:table-cell>
          <table:table-cell office:value-type="string">
            <text:p>13204451-1</text:p>
          </table:table-cell>
          <table:table-cell office:value-type="string">
            <text:p>TV HD</text:p>
          </table:table-cell>
          <table:table-cell office:value-type="string">
            <text:p>activo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meta>
    <meta:generator>ODFPY/1.3.5</meta:generator>
  </office:meta>
</office:document-meta>
</file>